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F66B7C7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8cm" svg:y="0.556cm" svg:width="16.641cm" svg:height="12.561cm" draw:z-index="0"><draw:image xlink:href="Pictures/100000000000033000000264F66B7C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3:06:38</meta:creation-date>
    <meta:editing-duration>PT00H01M08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3:07:45</dc:date>
    <dc:creator>Juan Rodriguez</dc:creator>
    <meta:template xlink:type="simple" xlink:actuate="onRequest" xlink:title="redaccion" xlink:href="../redaccion.ott" meta:date="2011-03-10T13:06:37"/>
  </office:meta>
</office:document-meta>
</file>